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 Descriptions</text:p>
      <text:p text:style-name="Standard"/>
      <text:p text:style-name="Standard">Event 1.</text:p>
      <text:p text:style-name="Standard"/>
      <text:p text:style-name="Standard">Triggered whenver ht requested HTML file is successfully read<text:line-break/><text:line-break/>Event 2.<text:line-break/><text:line-break/>Triggered whenever there is an error occuring when attepting to read the HTML fil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CA" style:letter-kerning="true" style:font-name-asian="SimSun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Guinchard</meta:initial-creator>
    <dc:creator>Justin Whalen</dc:creator>
    <meta:editing-cycles>1</meta:editing-cycles>
    <meta:creation-date>2024-02-12T22:01:00</meta:creation-date>
    <dc:date>2024-02-13T15:54:19.75</dc:date>
    <meta:editing-duration>PT2S</meta:editing-duration>
    <meta:generator>OpenOffice/4.1.11$Win32 OpenOffice.org_project/4111m1$Build-9808</meta:generator>
    <meta:document-statistic meta:table-count="0" meta:image-count="0" meta:object-count="0" meta:page-count="1" meta:paragraph-count="3" meta:word-count="30" meta:character-count="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